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02b69" officeooo:paragraph-rsid="00002b69"/>
    </style:style>
    <style:style style:name="P2" style:family="paragraph" style:parent-style-name="Text_20_body">
      <style:text-properties style:font-name="Bitstream Charter1"/>
    </style:style>
    <style:style style:name="P3" style:family="paragraph" style:parent-style-name="code">
      <style:text-properties officeooo:rsid="00002b69" officeooo:paragraph-rsid="00002b69"/>
    </style:style>
    <style:style style:name="P4" style:family="paragraph" style:parent-style-name="Title">
      <style:text-properties style:font-name="Bitstream Charter1"/>
    </style:style>
    <style:style style:name="T1" style:family="text">
      <style:text-properties officeooo:rsid="00002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T passwd</text:p>
      <text:p text:style-name="P2"/>
      <text:p text:style-name="P1">1. Changer le mot de passe root. Dans un terminal en root :</text:p>
      <text:p text:style-name="code"># passwd</text:p>
      <text:p text:style-name="citation">Enter new UNIX password:</text:p>
      <text:p text:style-name="citation">Retype new UNIX password:</text:p>
      <text:p text:style-name="citation">passwd: password updated successfully</text:p>
      <text:p text:style-name="P1">2. Changer le mot de passe d’un utilisateur. Dans un terminal de l’utilisateur courant :</text:p>
      <text:p text:style-name="P3"># passwd</text:p>
      <text:p text:style-name="citation">Changing password for <text:span text:style-name="T1">user_name</text:span></text:p>
      <text:p text:style-name="citation">(current) UNIX password:</text:p>
      <text:p text:style-name="citation">Enter new UNIX password:</text:p>
      <text:p text:style-name="citation">Retype new UNIX password:</text:p>
      <text:p text:style-name="citation">passwd: password updated successfully</text:p>
      <text:p text:style-name="P1">ps : Le mot de passe d’un utilisateur peut être changé en tant que super-utilisateur. Dans ce cas, le mot de passe courant n’est pas demand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1" svg:font-family="'Bitstream Charter'" style:font-pitch="variable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39:30.631314386</meta:creation-date>
    <dc:date>2018-01-17T21:50:18.810648042</dc:date>
    <meta:editing-duration>PT10M48S</meta:editing-duration>
    <meta:editing-cycles>1</meta:editing-cycles>
    <meta:document-statistic meta:table-count="0" meta:image-count="0" meta:object-count="0" meta:page-count="1" meta:paragraph-count="14" meta:word-count="91" meta:character-count="540" meta:non-whitespace-character-count="463"/>
    <meta:generator>LibreOffice/5.2.7.2$Linux_X86_64 LibreOffice_project/20m0$Build-2</meta:generator>
  </office:meta>
</office:document-meta>
</file>